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099cm" fo:min-width="8.85cm"/>
    </style:style>
    <style:style style:name="gr2" style:family="graphic" style:parent-style-name="standard">
      <style:graphic-properties draw:stroke="none" svg:stroke-color="#000000" draw:fill="none" draw:fill-color="#ffffff" fo:min-height="2.259cm"/>
    </style:style>
    <style:style style:name="gr3" style:family="graphic" style:parent-style-name="objectwithoutfill">
      <style:graphic-properties draw:marker-end="Half_20_Arrow_20_Left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54cm" fo:min-width="1.7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Ubuntu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Ubuntu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35cm" svg:height="8.349cm" svg:x="1cm" svg:y="1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937cm" svg:height="2.509cm" svg:x="10.463cm" svg:y="1.521cm">
          <draw:text-box>
            <text:p><text:span text:style-name="T1">Espacio </text:span></text:p>
            <text:p><text:span text:style-name="T1">muestral S</text:span></text:p>
          </draw:text-box>
        </draw:frame>
        <draw:line draw:style-name="gr3" draw:text-style-name="P3" draw:layer="layout" svg:x1="11.693cm" svg:y1="2.78cm" svg:x2="10.463cm" svg:y2="4.084cm">
          <text:p/>
        </draw:line>
        <draw:custom-shape draw:style-name="gr4" draw:text-style-name="P5" draw:layer="layout" svg:width="3.208cm" svg:height="3.4cm" svg:x="1.8cm" svg:y="3.9cm">
          <text:p text:style-name="P4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208cm" svg:height="3.4cm" svg:x="6.506cm" svg:y="3.9cm">
          <text:p text:style-name="P4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Half_20_Arrow_20_Left" draw:display-name="Half Arrow Left" svg:viewBox="0 0 10 15" svg:d="M10 0zM5 0l-5 15h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3:58:23.478500671</meta:creation-date>
    <meta:editing-duration>PT2M11S</meta:editing-duration>
    <meta:editing-cycles>2</meta:editing-cycles>
    <meta:generator>LibreOffice/6.0.7.3$Linux_X86_64 LibreOffice_project/00m0$Build-3</meta:generator>
    <dc:date>2019-09-28T14:00:32.728753468</dc:date>
    <meta:document-statistic meta:object-count="5"/>
  </office:meta>
</office:document-meta>
</file>